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_31_-D_5f_Cell" style:display-name="1-D_Cell" style:family="table">
      <style:table-properties style:width="1.011cm" table:align="center"/>
    </style:style>
    <style:style style:name="_31_-D_5f_Cell.A" style:display-name="1-D_Cell.A" style:family="table-column">
      <style:table-column-properties style:column-width="1.011cm"/>
    </style:style>
    <style:style style:name="_31_-D_5f_Cell.A1" style:display-name="1-D_Cell.A1" style:family="table-cell" style:data-style-name="N0">
      <style:table-cell-properties fo:background-color="transparent" fo:padding="0.097cm" fo:border="0.002cm solid #000000">
        <style:background-image/>
      </style:table-cell-properties>
    </style:style>
    <style:style style:name="_32_-D_5f_Cell" style:display-name="2-D_Cell" style:family="table">
      <style:table-properties style:width="5.701cm" table:align="center"/>
    </style:style>
    <style:style style:name="_32_-D_5f_Cell.A" style:display-name="2-D_Cell.A" style:family="table-column">
      <style:table-column-properties style:column-width="3.471cm"/>
    </style:style>
    <style:style style:name="_32_-D_5f_Cell.B" style:display-name="2-D_Cell.B" style:family="table-column">
      <style:table-column-properties style:column-width="2.23cm"/>
    </style:style>
    <style:style style:name="_32_-D_5f_Cell.A1" style:display-name="2-D_Cell.A1" style:family="table-cell">
      <style:table-cell-properties style:vertical-align="middle" fo:padding="0.097cm" fo:border-left="0.002cm solid #000000" fo:border-right="none" fo:border-top="0.002cm solid #000000" fo:border-bottom="0.002cm solid #000000"/>
    </style:style>
    <style:style style:name="_32_-D_5f_Cell.B1" style:display-name="2-D_Cell.B1" style:family="table-cell">
      <style:table-cell-properties style:vertical-align="middle" fo:padding="0.097cm" fo:border="0.002cm solid #000000"/>
    </style:style>
    <style:style style:name="_32_-D_5f_Cell.A2" style:display-name="2-D_Cell.A2" style:family="table-cell">
      <style:table-cell-properties style:vertical-align="middle" fo:padding="0.097cm" fo:border-left="0.002cm solid #000000" fo:border-right="none" fo:border-top="none" fo:border-bottom="0.002cm solid #000000"/>
    </style:style>
    <style:style style:name="_32_-D_5f_Cell.B2" style:display-name="2-D_Cell.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529cm" table:align="center"/>
    </style:style>
    <style:style style:name="Table2.A" style:family="table-column">
      <style:table-column-properties style:column-width="0.443cm"/>
    </style:style>
    <style:style style:name="Table2.B" style:family="table-column">
      <style:table-column-properties style:column-width="0.445cm"/>
    </style:style>
    <style:style style:name="Table2.C" style:family="table-column">
      <style:table-column-properties style:column-width="0.642cm"/>
    </style:style>
    <style:style style:name="Table2.A1" style:family="table-cell" style:data-style-name="N0">
      <style:table-cell-properties style:vertical-align="middle" fo:padding="0.097cm" fo:border-left="0.002cm solid #000000" fo:border-right="none" fo:border-top="0.002cm solid #000000" fo:border-bottom="0.002cm solid #000000"/>
    </style:style>
    <style:style style:name="Table2.C1" style:family="table-cell" style:data-style-name="N0">
      <style:table-cell-properties style:vertical-align="middle" fo:padding="0.097cm" fo:border="0.002cm solid #000000"/>
    </style:style>
    <style:style style:name="Table2.A2" style:family="table-cell" style:data-style-name="N0">
      <style:table-cell-properties style:vertical-align="middle" fo:padding="0.097cm" fo:border-left="0.002cm solid #000000" fo:border-right="none" fo:border-top="none" fo:border-bottom="0.002cm solid #000000"/>
    </style:style>
    <style:style style:name="Table2.C2" style:family="table-cell" style:data-style-name="N0">
      <style:table-cell-properties style:vertical-align="middle" fo:padding="0.097cm" fo:border-left="0.002cm solid #000000" fo:border-right="0.002cm solid #000000" fo:border-top="none" fo:border-bottom="0.002cm solid #000000"/>
    </style:style>
    <style:style style:name="Back" style:family="table">
      <style:table-properties style:width="1.951cm" table:align="center"/>
    </style:style>
    <style:style style:name="Back.A" style:family="table-column">
      <style:table-column-properties style:column-width="0.639cm"/>
    </style:style>
    <style:style style:name="Back.B" style:family="table-column">
      <style:table-column-properties style:column-width="0.656cm"/>
    </style:style>
    <style:style style:name="Back.A1" style:family="table-cell" style:data-style-name="N0">
      <style:table-cell-properties fo:padding="0.097cm" fo:border-left="0.002cm solid #000000" fo:border-right="none" fo:border-top="0.002cm solid #000000" fo:border-bottom="0.002cm solid #000000"/>
    </style:style>
    <style:style style:name="Back.C1" style:family="table-cell" style:data-style-name="N0">
      <style:table-cell-properties fo:padding="0.097cm" fo:border="0.002cm solid #000000"/>
    </style:style>
    <style:style style:name="Back.A2" style:family="table-cell" style:data-style-name="N0">
      <style:table-cell-properties fo:padding="0.097cm" fo:border-left="0.002cm solid #000000" fo:border-right="none" fo:border-top="none" fo:border-bottom="0.002cm solid #000000"/>
    </style:style>
    <style:style style:name="Back.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5.701cm" table:align="center"/>
    </style:style>
    <style:style style:name="Table3.A" style:family="table-column">
      <style:table-column-properties style:column-width="3.471cm"/>
    </style:style>
    <style:style style:name="Table3.B" style:family="table-column">
      <style:table-column-properties style:column-width="2.23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5.701cm" table:align="center"/>
    </style:style>
    <style:style style:name="Table4.A" style:family="table-column">
      <style:table-column-properties style:column-width="3.471cm"/>
    </style:style>
    <style:style style:name="Table4.B" style:family="table-column">
      <style:table-column-properties style:column-width="2.23cm"/>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master-page-name="">
      <style:paragraph-properties style:page-number="auto"/>
    </style:style>
    <style:style style:name="P5" style:family="paragraph" style:parent-style-name="Table_20_Contents">
      <style:paragraph-properties fo:text-align="center" style:justify-single-word="false"/>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text-properties style:font-name="Courier 10 Pitch" fo:background-color="#e6e6e6" style:font-size-asian="10.5pt"/>
    </style:style>
    <style:style style:name="P10" style:family="paragraph" style:parent-style-name="Standard" style:list-style-name="L5">
      <style:text-properties style:font-name="Courier 10 Pitch" fo:background-color="#e6e6e6" style:font-size-asian="10.5pt"/>
    </style:style>
    <style:style style:name="P11" style:family="paragraph" style:parent-style-name="Standard" style:list-style-name="L5"/>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6">
      <style:paragraph-properties fo:text-align="justify" style:justify-single-word="false"/>
      <style:text-properties style:font-name="DejaVu Sans Mono1" fo:font-size="10pt" style:font-size-asian="10pt" style:font-size-complex="10pt"/>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urier 10 Pitch" fo:background-color="#e6e6e6" style:font-size-asian="10.5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EP # : 40 – Cell Arrays</text:p>
      <text:p text:style-name="P2"/>
      <text:p text:style-name="P1"/>
      <text:p text:style-name="P1">Title: Cell Arrays</text:p>
      <text:p text:style-name="P1">Version: 1.6</text:p>
      <text:p text:style-name="P1">Author: Bruno JOFRET</text:p>
      <text:p text:style-name="P1">Review: </text:p>
      <text:p text:style-name="P1">Commented: </text:p>
      <text:p text:style-name="P1">State: </text:p>
      <text:p text:style-name="P1">Scilab-Version: 6.0</text:p>
      <text:p text:style-name="P1">Vote:</text:p>
      <text:p text:style-name="P1">Created: March 24,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Abstract<text:tab/>1</text:p>
          <text:p text:style-name="P15">Rationale<text:tab/>1</text:p>
          <text:p text:style-name="P17">Functionalities<text:tab/>2</text:p>
          <text:p text:style-name="P16">Empty cell management<text:tab/>2</text:p>
          <text:p text:style-name="P16">Cell Creation<text:tab/>2</text:p>
          <text:p text:style-name="P14">Example 1-D cell<text:tab/>2</text:p>
          <text:p text:style-name="P14">Example 2-D cell<text:tab/>2</text:p>
          <text:p text:style-name="P14">Example n-D Cell<text:tab/>3</text:p>
          <text:p text:style-name="P16">Sub-cell Extraction<text:tab/>4</text:p>
          <text:p text:style-name="P16">Values Extraction<text:tab/>5</text:p>
          <text:p text:style-name="P16">Sub-Cell Insertion<text:tab/>5</text:p>
          <text:p text:style-name="P16">Values Insertion<text:tab/>6</text:p>
          <text:p text:style-name="P17">Breaking backward compatibility<text:tab/>6</text:p>
          <text:p text:style-name="P16">Brace and bracket equivalence<text:tab/>6</text:p>
          <text:p text:style-name="P16">Values access through .entries field<text:tab/>7</text:p>
          <text:p text:style-name="P15">Changelog<text:tab/>7</text:p>
          <text:p text:style-name="P15">Copyright<text:tab/>7</text:p>
        </text:index-body>
      </text:table-of-content>
      <text:p text:style-name="P1"/>
      <text:h text:style-name="Heading_20_1" text:outline-level="1">Abstract</text:h>
      <text:p text:style-name="P1">This details the evolution of Scilab cell arrays data type.</text:p>
      <text:p text:style-name="P1">The main evolution consists in introducing a new syntax for cell arrays using braces.</text:p>
      <text:h text:style-name="Heading_20_1" text:outline-level="1">Rationale</text:h>
      <text:p text:style-name="P3">Scilab is a matrix oriented programming language so you can easily declare matrices containing numerical elements or string of characters, but the elements must be of the same type. There is also <text:s text:c="2"/>a need to have « container » data types that will allow mixing of different types.</text:p>
      <text:p text:style-name="P3">Those datatypes are listed below:</text:p>
      <text:list xml:id="list458774863" text:style-name="L1">
        <text:list-item>
          <text:p text:style-name="P12">list</text:p>
        </text:list-item>
        <text:list-item>
          <text:p text:style-name="P12">tlist</text:p>
        </text:list-item>
        <text:list-item>
          <text:p text:style-name="P12"><text:soft-page-break/>mlist</text:p>
        </text:list-item>
        <text:list-item>
          <text:p text:style-name="P12">struct</text:p>
        </text:list-item>
        <text:list-item>
          <text:p text:style-name="P12">cell</text:p>
        </text:list-item>
      </text:list>
      <text:p text:style-name="P3"/>
      <text:p text:style-name="P3">Considering Scilab &lt; 6.0 implementations, cells and structs are only wrappings around mlist. So there is no « native » datatype for this, and they can only be managed through functions and they are not efficient.</text:p>
      <text:p text:style-name="P3"/>
      <text:p text:style-name="P3">In the version 6.0 of Scilab we will introduce the capability to declare/address cells as objects matrices.</text:p>
      <text:h text:style-name="Heading_20_2" text:outline-level="2">Functionalities</text:h>
      <text:h text:style-name="Heading_20_3" text:outline-level="3">Empty cell management</text:h>
      <text:p text:style-name="Text_20_body">This describes how to create an empty cell.</text:p>
      <text:list xml:id="list1746769456" text:style-name="L2">
        <text:list-item>
          <text:p text:style-name="P6">Before Scilab 6.0:<text:line-break/><text:span text:style-name="T1">emptyCell = cell()</text:span></text:p>
        </text:list-item>
        <text:list-item>
          <text:p text:style-name="P6">After Scilab 6.0:<text:span text:style-name="T1"><text:line-break/>emptyCell = cell()<text:line-break/></text:span>or<text:span text:style-name="T1"><text:line-break/>emptyCell = {}</text:span></text:p>
        </text:list-item>
      </text:list>
      <text:p text:style-name="Standard"/>
      <text:h text:style-name="Heading_20_3" text:outline-level="3">Cell Creation</text:h>
      <text:h text:style-name="Heading_20_4" text:outline-level="4">Example 1-D cell</text:h>
      <text:p text:style-name="Standard">This describes how to create a one-dimensional cell containing a double value: 42.</text:p>
      <table:table table:name="1-D_Cell" table:style-name="_31_-D_5f_Cell">
        <table:table-column table:style-name="_31_-D_5f_Cell.A"/>
        <table:table-row>
          <table:table-cell table:style-name="_31_-D_5f_Cell.A1" office:value-type="float" office:value="42">
            <text:p text:style-name="P5">42</text:p>
          </table:table-cell>
        </table:table-row>
      </table:table>
      <text:p text:style-name="Standard"/>
      <text:list xml:id="list44129645" text:continue-numbering="true" text:style-name="L2">
        <text:list-item>
          <text:p text:style-name="P6">Before Scilab 6.0:<text:line-break/><text:span text:style-name="T1">c = makecell([1,1], 42)<text:line-break/></text:span>or<text:span text:style-name="T1"><text:line-break/>c = cell(1,1)<text:line-break/>c(1).entries = 42</text:span></text:p>
        </text:list-item>
        <text:list-item>
          <text:p text:style-name="P6">After Scilab 6.0:<text:span text:style-name="T1"><text:line-break/>c = {42}</text:span></text:p>
        </text:list-item>
      </text:list>
      <text:p text:style-name="Standard"/>
      <text:p text:style-name="Standard">Notice that an easy-way to create cell is to use insertion capability (through .entries field) in Scilab version before Scilab 6.0. We will detail the new insertion process later on, and especially backward compatibility.</text:p>
      <text:p text:style-name="Standard"/>
      <text:h text:style-name="Heading_20_4" text:outline-level="4">Example 2-D cell</text:h>
      <text:p text:style-name="Standard">This describes how to create a two-dimensional cell. The cell will have 3 rows and 2 columns.</text:p>
      <text:p text:style-name="Standard"><text:soft-page-break/>It will represent the table below :</text:p>
      <table:table table:name="2-D_Cell" table:style-name="_32_-D_5f_Cell">
        <table:table-column table:style-name="_32_-D_5f_Cell.A"/>
        <table:table-column table:style-name="_32_-D_5f_Cell.B"/>
        <table:table-row>
          <table:table-cell table:style-name="_32_-D_5f_Cell.A1" office:value-type="string">
            <text:p text:style-name="P5">[1 , 2 , 3]</text:p>
          </table:table-cell>
          <table:table-cell table:style-name="_32_-D_5f_Cell.B1" office:value-type="string">
            <text:p text:style-name="P5">'Scilab'</text:p>
          </table:table-cell>
        </table:table-row>
        <table:table-row>
          <table:table-cell table:style-name="_32_-D_5f_Cell.A2" office:value-type="string">
            <text:p text:style-name="P5">1 + 2s + 3s^2</text:p>
          </table:table-cell>
          <table:table-cell table:style-name="_32_-D_5f_Cell.B2" office:value-type="string">
            <text:p text:style-name="P5">%t</text:p>
          </table:table-cell>
        </table:table-row>
        <table:table-row>
          <table:table-cell table:style-name="_32_-D_5f_Cell.A2" office:value-type="string">
            <text:p text:style-name="P5">int32(42)</text:p>
          </table:table-cell>
          <table:table-cell table:style-name="_32_-D_5f_Cell.B2" office:value-type="string">
            <text:p text:style-name="P5">list('foo', [])</text:p>
          </table:table-cell>
        </table:table-row>
      </table:table>
      <text:p text:style-name="Standard"/>
      <text:list xml:id="list486028973" text:continue-numbering="true" text:style-name="L2">
        <text:list-item>
          <text:p text:style-name="P6">Before Scilab 6.0:<text:line-break/><text:bookmark-start text:name="DDE_LINK"/><text:span text:style-name="T1">c = makecell([3,2], 1:3, 'Scilab', </text:span><text:bookmark-start text:name="DDE_LINK11"/><text:span text:style-name="T1">poly(1:3, 's', 'coeff')</text:span><text:bookmark-end text:name="DDE_LINK11"/><text:span text:style-name="T1">, %t, int32(42), list('foo', []))</text:span><text:bookmark-end text:name="DDE_LINK"/><text:span text:style-name="T1"><text:line-break/></text:span>or<text:span text:style-name="T1"><text:line-break/>c = cell(3,2);<text:line-break/>c(1,1).entries = 1:3;<text:line-break/>c(1,2).entries = 'Scilab';<text:line-break/>c(2,1).entries = poly(1:3, 's', 'coeff');<text:line-break/>c(2,2).entries = %t;<text:line-break/>c(3,1).entries = int32(42);</text:span></text:p>
        </text:list-item>
        <text:list-item>
          <text:p text:style-name="P6">After Scilab 6.0:<text:span text:style-name="T1"><text:line-break/>c = {1:3 , 'Scilab' ; poly(1:3, 's', 'coeff') , %t ; int32(42), list('foo', [])}</text:span></text:p>
        </text:list-item>
      </text:list>
      <text:p text:style-name="Standard"/>
      <text:h text:style-name="Heading_20_4" text:outline-level="4">Example n-D Cell</text:h>
      <text:p text:style-name="Standard">This describes how to create a multi-dimensional cell. For our purpose we will create a 4 x 3 x 2 cell. It will represent the two tables below. One in front (last dimension is 1) and the other in back (last dimension is 2).</text:p>
      <text:list xml:id="list389787501" text:style-name="L3">
        <text:list-item>
          <text:p text:style-name="P7">Front:</text:p>
        </text:list-item>
      </text:list>
      <table:table table:name="Table2" table:style-name="Table2">
        <table:table-column table:style-name="Table2.A"/>
        <table:table-column table:style-name="Table2.B"/>
        <table:table-column table:style-name="Table2.C"/>
        <table:table-row>
          <table:table-cell table:style-name="Table2.A1" office:value-type="float" office:value="1">
            <text:p text:style-name="P5">1</text:p>
          </table:table-cell>
          <table:table-cell table:style-name="Table2.A1" office:value-type="float" office:value="5">
            <text:p text:style-name="P5">5</text:p>
          </table:table-cell>
          <table:table-cell table:style-name="Table2.C1" office:value-type="float" office:value="9">
            <text:p text:style-name="P5">9</text:p>
          </table:table-cell>
        </table:table-row>
        <table:table-row>
          <table:table-cell table:style-name="Table2.A2" office:value-type="float" office:value="2">
            <text:p text:style-name="P5">2</text:p>
          </table:table-cell>
          <table:table-cell table:style-name="Table2.A2" office:value-type="float" office:value="6">
            <text:p text:style-name="P5">6</text:p>
          </table:table-cell>
          <table:table-cell table:style-name="Table2.C2" office:value-type="float" office:value="10">
            <text:p text:style-name="P5">10</text:p>
          </table:table-cell>
        </table:table-row>
        <table:table-row>
          <table:table-cell table:style-name="Table2.A2" office:value-type="float" office:value="3">
            <text:p text:style-name="P5">3</text:p>
          </table:table-cell>
          <table:table-cell table:style-name="Table2.A2" office:value-type="float" office:value="7">
            <text:p text:style-name="P5">7</text:p>
          </table:table-cell>
          <table:table-cell table:style-name="Table2.C2" office:value-type="float" office:value="11">
            <text:p text:style-name="P5">11</text:p>
          </table:table-cell>
        </table:table-row>
        <table:table-row>
          <table:table-cell table:style-name="Table2.A2" office:value-type="float" office:value="4">
            <text:p text:style-name="P5">4</text:p>
          </table:table-cell>
          <table:table-cell table:style-name="Table2.A2" office:value-type="float" office:value="8">
            <text:p text:style-name="P5">8</text:p>
          </table:table-cell>
          <table:table-cell table:style-name="Table2.C2" office:value-type="float" office:value="12">
            <text:p text:style-name="P5">12</text:p>
          </table:table-cell>
        </table:table-row>
      </table:table>
      <text:p text:style-name="Standard"/>
      <text:list xml:id="list1839185118" text:continue-numbering="true" text:style-name="L3">
        <text:list-item>
          <text:p text:style-name="P7">Back:</text:p>
        </text:list-item>
      </text:list>
      <table:table table:name="Back" table:style-name="Back">
        <table:table-column table:style-name="Back.A"/>
        <table:table-column table:style-name="Back.B" table:number-columns-repeated="2"/>
        <table:table-row>
          <table:table-cell table:style-name="Back.A1" office:value-type="float" office:value="13">
            <text:p text:style-name="Table_20_Contents">13</text:p>
          </table:table-cell>
          <table:table-cell table:style-name="Back.A1" office:value-type="float" office:value="17">
            <text:p text:style-name="Table_20_Contents">17</text:p>
          </table:table-cell>
          <table:table-cell table:style-name="Back.C1" office:value-type="float" office:value="21">
            <text:p text:style-name="Table_20_Contents">21</text:p>
          </table:table-cell>
        </table:table-row>
        <table:table-row>
          <table:table-cell table:style-name="Back.A2" office:value-type="float" office:value="14">
            <text:p text:style-name="Table_20_Contents">14</text:p>
          </table:table-cell>
          <table:table-cell table:style-name="Back.A2" office:value-type="float" office:value="18">
            <text:p text:style-name="Table_20_Contents">18</text:p>
          </table:table-cell>
          <table:table-cell table:style-name="Back.C2" office:value-type="float" office:value="22">
            <text:p text:style-name="Table_20_Contents">22</text:p>
          </table:table-cell>
        </table:table-row>
        <table:table-row>
          <table:table-cell table:style-name="Back.A2" office:value-type="float" office:value="15">
            <text:p text:style-name="Table_20_Contents">15</text:p>
          </table:table-cell>
          <table:table-cell table:style-name="Back.A2" office:value-type="float" office:value="19">
            <text:p text:style-name="Table_20_Contents">19</text:p>
          </table:table-cell>
          <table:table-cell table:style-name="Back.C2" office:value-type="float" office:value="23">
            <text:p text:style-name="Table_20_Contents">23</text:p>
          </table:table-cell>
        </table:table-row>
        <table:table-row>
          <table:table-cell table:style-name="Back.A2" office:value-type="float" office:value="16">
            <text:p text:style-name="Table_20_Contents">16</text:p>
          </table:table-cell>
          <table:table-cell table:style-name="Back.A2" office:value-type="float" office:value="20">
            <text:p text:style-name="Table_20_Contents">20</text:p>
          </table:table-cell>
          <table:table-cell table:style-name="Back.C2" office:value-type="float" office:value="24">
            <text:p text:style-name="Table_20_Contents">24</text:p>
          </table:table-cell>
        </table:table-row>
      </table:table>
      <text:p text:style-name="Standard"/>
      <text:list xml:id="list1956431443" text:style-name="L4">
        <text:list-item>
          <text:p text:style-name="P8">Before Scilab 6.0:<text:line-break/><text:span text:style-name="T1">c = cell([4,3,2]);<text:line-break/>c(1,1,1).entries = 1<text:line-break/>c(2,1,1).entries = 2<text:line-break/>c(3,1,1).entries = 3<text:line-break/>c(4,1,1).entries = 4<text:line-break/>c(1,2,1).entries = 5<text:line-break/>c(2,2,1).entries = 6<text:line-break/>c(3,2,1).entries = 7<text:line-break/>c(4,2,1).entries = 8<text:line-break/></text:span><text:soft-page-break/><text:span text:style-name="T1">c(1,3,1).entries = 9<text:line-break/>c(2,3,1).entries = 10<text:line-break/>c(3,3,1).entries = 11<text:line-break/>c(4,3,1).entries = 12<text:line-break/></text:span><text:span text:style-name="T1">c(1,1,2).entries = 13<text:line-break/>c(2,1,2).entries = 14<text:line-break/>c(3,1,2).entries = 15<text:line-break/>c(4,1,2).entries = 16<text:line-break/>c(1,2,2).entries = 17<text:line-break/>c(2,2,2).entries = 18<text:line-break/>c(3,2,2).entries = 19<text:line-break/>c(4,2,2).entries = 20<text:line-break/>c(1,3,2).entries = 21<text:line-break/>c(2,3,2).entries = 22<text:line-break/>c(3,3,2).entries = 23<text:line-break/>c(4,3,2).entries = 24<text:line-break/></text:span>or<text:span text:style-name="T1"><text:line-break/>c = cell([4,3,2]);<text:line-break/>for i = 1:24<text:line-break/>c(i).entries = i<text:line-break/>end<text:line-break/></text:span>or<text:span text:style-name="T1"><text:line-break/>c= makecell([4,3,2], 1,2,3,4,5,6,7,8,9,10,11,12,13,14,15,16,17,18,19,20,21,22,23,24)</text:span></text:p>
        </text:list-item>
      </text:list>
      <text:list xml:id="list927293046" text:continue-list="list486028973" text:style-name="L4">
        <text:list-item>
          <text:p text:style-name="P8">After Scilab 6.0 :<text:span text:style-name="T1"><text:line-break/>c = cell([4,3,2]);<text:line-break/>for i = 1:24<text:line-break/>c{i} = i<text:line-break/>end<text:line-break/></text:span>or<text:span text:style-name="T1"><text:line-break/>c = cell([4,3,2]);<text:line-break/>c(:,:,1) = {1,5,9;2,6,10;3,7,11;4,8,12};<text:line-break/>c(:,:,2) = {13,17,21;14,18,22;15,19,23;16,20,24}</text:span></text:p>
        </text:list-item>
      </text:list>
      <text:list xml:id="list1548156254" text:continue-list="list1956431443" text:style-name="L4">
        <text:list-header>
          <text:p text:style-name="P9"/>
        </text:list-header>
      </text:list>
      <text:p text:style-name="Standard"/>
      <text:p text:style-name="Standard">Notice that you can only initialize a n-dimensional cell by filling values inside. Or in best case, decrease dimension down to 2 in order to write values using braces.</text:p>
      <text:p text:style-name="Standard"/>
      <text:h text:style-name="Heading_20_3" text:outline-level="3">Sub-cell Extraction</text:h>
      <text:p text:style-name="Standard">This describes how to extract sub-cell from an existing cell.</text:p>
      <text:p text:style-name="Standard">We assume we have the following cell defined and called c:</text:p>
      <table:table table:name="Table3" table:style-name="Table3">
        <table:table-column table:style-name="Table3.A"/>
        <table:table-column table:style-name="Table3.B"/>
        <table:table-row>
          <table:table-cell table:style-name="Table3.A1" office:value-type="string">
            <text:p text:style-name="P5">[1 , 2 , 3]</text:p>
          </table:table-cell>
          <table:table-cell table:style-name="Table3.B1" office:value-type="string">
            <text:p text:style-name="P5">'Scilab'</text:p>
          </table:table-cell>
        </table:table-row>
        <table:table-row>
          <table:table-cell table:style-name="Table3.A2" office:value-type="string">
            <text:p text:style-name="P5">1 + 2s + 3s^2</text:p>
          </table:table-cell>
          <table:table-cell table:style-name="Table3.B2" office:value-type="string">
            <text:p text:style-name="P5">%t</text:p>
          </table:table-cell>
        </table:table-row>
        <table:table-row>
          <table:table-cell table:style-name="Table3.A2" office:value-type="string">
            <text:p text:style-name="P5">int32(42)</text:p>
          </table:table-cell>
          <table:table-cell table:style-name="Table3.B2" office:value-type="string">
            <text:p text:style-name="P5">list('foo', [])</text:p>
          </table:table-cell>
        </table:table-row>
      </table:table>
      <text:p text:style-name="Standard"/>
      <text:list xml:id="list2144926520" text:style-name="L5">
        <text:list-item>
          <text:p text:style-name="P11">Before Scilab 6.0:<text:line-break/><text:span text:style-name="T1">e1 = c(1, 1)<text:line-break/>e2 = c(2, 1)<text:line-break/></text:span><text:soft-page-break/><text:span text:style-name="T1">e3 = c(3, 1)<text:line-break/>e4 = c(1, 2)<text:line-break/>e5 = c(2, 2)<text:line-break/>e6 = c(3, 2)</text:span></text:p>
        </text:list-item>
        <text:list-item>
          <text:p text:style-name="P11">After Scilab 6.0:<text:span text:style-name="T1"><text:line-break/>e1 = c(1, 1)<text:line-break/>e2 = c(2, 1)<text:line-break/>e3 = c(3, 1)<text:line-break/>e4 = c(1, 2)<text:line-break/>e5 = c(2, 2)<text:line-break/>e6 = c(3, 2)</text:span></text:p>
        </text:list-item>
      </text:list>
      <text:p text:style-name="Standard"/>
      <text:p text:style-name="Standard">All ei are cells.</text:p>
      <text:p text:style-name="Standard">e1 is a cell containing a matrix value: [1, 2, 3]</text:p>
      <text:p text:style-name="Standard">e2 is a cell containing one polynomial value: 1 + 2s + 3s^2</text:p>
      <text:p text:style-name="Standard">…</text:p>
      <text:p text:style-name="Standard"/>
      <text:h text:style-name="Heading_20_3" text:outline-level="3">Values Extraction</text:h>
      <text:p text:style-name="Standard">This describes how to extract values from an existing cell.</text:p>
      <text:p text:style-name="Standard"/>
      <text:p text:style-name="Standard">We assume we have the following cell defined and called c:</text:p>
      <table:table table:name="Table4" table:style-name="Table4">
        <table:table-column table:style-name="Table4.A"/>
        <table:table-column table:style-name="Table4.B"/>
        <table:table-row>
          <table:table-cell table:style-name="Table4.A1" office:value-type="string">
            <text:p text:style-name="P5">[1 , 2 , 3]</text:p>
          </table:table-cell>
          <table:table-cell table:style-name="Table4.B1" office:value-type="string">
            <text:p text:style-name="P5">'Scilab'</text:p>
          </table:table-cell>
        </table:table-row>
        <table:table-row>
          <table:table-cell table:style-name="Table4.A2" office:value-type="string">
            <text:p text:style-name="P5">1 + 2s + 3s^2</text:p>
          </table:table-cell>
          <table:table-cell table:style-name="Table4.B2" office:value-type="string">
            <text:p text:style-name="P5">%t</text:p>
          </table:table-cell>
        </table:table-row>
        <table:table-row>
          <table:table-cell table:style-name="Table4.A2" office:value-type="string">
            <text:p text:style-name="P5">int32(42)</text:p>
          </table:table-cell>
          <table:table-cell table:style-name="Table4.B2" office:value-type="string">
            <text:p text:style-name="P5">list('foo', [])</text:p>
          </table:table-cell>
        </table:table-row>
      </table:table>
      <text:p text:style-name="Standard"/>
      <text:list xml:id="list773095341" text:continue-numbering="true" text:style-name="L5">
        <text:list-item>
          <text:p text:style-name="P11">Before Scilab 6.0:<text:line-break/><text:span text:style-name="T1">e1 = c(1, 1).entries<text:line-break/>e2 = c(2, 1).entries<text:line-break/>e3 = c(3, 1).entries<text:line-break/>e4 = c(1, 2).entries<text:line-break/>e5 = c(2, 2).entries<text:line-break/>e6 = c(3, 2).entries</text:span></text:p>
        </text:list-item>
        <text:list-item>
          <text:p text:style-name="P11">After Scilab 6.0:<text:span text:style-name="T1"><text:line-break/>e1 = c{1, 1}<text:line-break/>e2 = c{2, 1}<text:line-break/>e3 = c{3, 1}<text:line-break/>e4 = c{1, 2}<text:line-break/>e5 = c{2, 2}<text:line-break/>e6 = c{3, 2}</text:span></text:p>
        </text:list-item>
      </text:list>
      <text:p text:style-name="P4"/>
      <text:p text:style-name="Text_20_body">Notice, that we are extracting values and no more sub-cells. The use of braces replaces the « old » .entries field.</text:p>
      <text:h text:style-name="Heading_20_3" text:outline-level="3">Sub-Cell Insertion</text:h>
      <text:p text:style-name="Text_20_body">This describes how to insert a sub-cell in an existing cell.</text:p>
      <text:list xml:id="list381804776" text:continue-numbering="true" text:style-name="L5">
        <text:list-item>
          <text:p text:style-name="P11">Before Scilab 6.0:<text:line-break/><text:soft-page-break/><text:span text:style-name="T1">c = cell([2,2])<text:line-break/>c(2,2) = makecell([1,1], 123)</text:span></text:p>
        </text:list-item>
        <text:list-item>
          <text:p text:style-name="P11">After Scilab 6.0:<text:span text:style-name="T1"><text:line-break/>c = cell([2,2])<text:line-break/></text:span><text:span text:style-name="T1">c(2,2) = {123}<text:line-break/>or<text:line-break/>clear c</text:span></text:p>
          <text:p text:style-name="P10">c(2,2) = {123}</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3" text:outline-level="3">Values Insertion</text:h>
      <text:p text:style-name="Text_20_body">This describes how to insert a sub-cell in an existing cell.</text:p>
      <text:list xml:id="list1775631803" text:continue-numbering="true" text:style-name="L5">
        <text:list-item>
          <text:p text:style-name="P11">Before Scilab 6.0:<text:line-break/><text:span text:style-name="T1">c = cell([2,2])<text:line-break/>c(2,2).entries = 123</text:span></text:p>
        </text:list-item>
        <text:list-item>
          <text:p text:style-name="P11">After Scilab 6.0:<text:span text:style-name="T1"><text:line-break/>c = cell([2,2])<text:line-break/>c{2,2} = 123<text:line-break/>or<text:line-break/>clear c</text:span></text:p>
          <text:p text:style-name="P10">c{2,2} = 123</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2" text:outline-level="2">Breaking backward compatibility</text:h>
      <text:h text:style-name="Heading_20_3" text:outline-level="3">Brace and bracket equivalence</text:h>
      <text:p text:style-name="Standard">Considering we are introducing the braces in order to have an easy way to write cells, braces characters will no more be equivalent to bracket ones.</text:p>
      <text:list xml:id="list527727645" text:continue-numbering="true" text:style-name="L5">
        <text:list-item>
          <text:p text:style-name="P11">Before Scilab 6.0:<text:line-break/><text:span text:style-name="T1">--&gt;</text:span><text:bookmark-start text:name="DDE_LINK2"/><text:span text:style-name="T1">[1,2;3,4] == {1,2;3,4}</text:span><text:bookmark-end text:name="DDE_LINK2"/><text:span text:style-name="T1"><text:line-break/> ans <text:s/>= <text:s text:c="17"/><text:line-break/> <text:s text:c="24"/><text:line-break/> <text:s/>T T <text:s text:c="19"/><text:line-break/> <text:s/>T T <text:s text:c="19"/></text:span></text:p>
        </text:list-item>
        <text:list-item>
          <text:p text:style-name="P11">After Scilab 6.0:<text:span text:style-name="T1"><text:line-break/>--&gt;</text:span><text:bookmark-start text:name="DDE_LINK21"/><text:span text:style-name="T1">[1,2;3,4] == {1,2;3,4}</text:span><text:bookmark-end text:name="DDE_LINK21"/><text:span text:style-name="T1"> <text:line-break/> <text:line-break/>Undefined operation for the given operands. <text:line-break/> <text:line-break/>check or define function %s_o_ce for overloading.</text:span></text:p>
        </text:list-item>
      </text:list>
      <text:p text:style-name="Standard"/>
      <text:h text:style-name="Heading_20_3" text:outline-level="3"><text:soft-page-break/>Values access through .entries field</text:h>
      <text:p text:style-name="Text_20_body">Before Scilab 6.0 cells are based on mlist datatype. Knowing this, all data are stored in a field called “entries”, so the user has to access this field to extract its data.</text:p>
      <text:p text:style-name="Text_20_body">By introducing braces to direct access the data, we will remove the access through the “entries” field.</text:p>
      <text:list xml:id="list1076027912" text:continue-numbering="true" text:style-name="L5">
        <text:list-item>
          <text:p text:style-name="P11">Before Scilab 6.0:<text:line-break/><text:span text:style-name="T1">--&gt;c = makecell([2,2],</text:span><text:bookmark-start text:name="DDE_LINK22"/><text:span text:style-name="T1">1,2,3,4);<text:line-break/> <text:s text:c="30"/><text:line-break/>--&gt;c(2,2).entries == 4</text:span><text:bookmark-end text:name="DDE_LINK22"/><text:span text:style-name="T1"> <text:s text:c="8"/><text:line-break/> ans <text:s/>= <text:s text:c="23"/><text:line-break/> <text:s text:c="30"/><text:line-break/> T <text:s text:c="28"/></text:span></text:p>
        </text:list-item>
        <text:list-item>
          <text:p text:style-name="P11">After Scilab 6.0:<text:span text:style-name="T1"><text:line-break/>--&gt;c = {1,2;3,4}<text:line-break/> <text:s text:c="15"/><text:line-break/>--&gt;c{2,2} == 4 <text:s/><text:line-break/> ans <text:s/>= <text:s text:c="8"/><text:line-break/> <text:s text:c="15"/><text:line-break/> T <text:s text:c="13"/></text:span></text:p>
        </text:list-item>
      </text:list>
      <text:p text:style-name="Text_20_body"/>
      <text:h text:style-name="Heading_20_1" text:outline-level="1">Changelog</text:h>
      <text:list xml:id="list1388957928" text:style-name="L6">
        <text:list-item>
          <text:list>
            <text:list-item>
              <text:p text:style-name="P13">- Initial Version</text:p>
            </text:list-item>
            <text:list-item>
              <text:p text:style-name="P13">- First set of functionalities</text:p>
            </text:list-item>
            <text:list-item>
              <text:p text:style-name="P13">- Empty cells</text:p>
            </text:list-item>
            <text:list-item>
              <text:p text:style-name="P13">- Cell creation</text:p>
            </text:list-item>
            <text:list-item>
              <text:p text:style-name="P13">- Extraction</text:p>
            </text:list-item>
            <text:list-item>
              <text:p text:style-name="P13">- Refactoring document change Table to document hierarchy</text:p>
            </text:list-item>
            <text:list-item>
              <text:p text:style-name="P13">- Insertion</text:p>
            </text:list-item>
            <text:list-item>
              <text:p text:style-name="P13">- Comments by Vincent Couvert</text:p>
            </text:list-item>
            <text:list-item>
              <text:p text:style-name="P13">- Adding know breaking compatibilities</text:p>
            </text:list-item>
          </text:list>
        </text:list-item>
      </text:list>
      <text:h text:style-name="Heading_20_1" text:outline-level="1">Copyright</text:h>
      <text:p text:style-name="Standard"><text:tab/>Bruno JOF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Pierre MARECHAL</meta:initial-creator>
    <meta:creation-date>2008-07-09T13:39:08</meta:creation-date>
    <dc:date>2010-03-24T18:05:11</dc:date>
    <meta:editing-cycles>18</meta:editing-cycles>
    <meta:editing-duration>PT08H30M41S</meta:editing-duration>
    <meta:document-statistic meta:table-count="6" meta:image-count="0" meta:object-count="0" meta:page-count="7" meta:paragraph-count="156" meta:word-count="1230" meta:character-count="7064"/>
    <meta:user-defined meta:name="Info 1"/>
    <meta:user-defined meta:name="Info 2"/>
    <meta:user-defined meta:name="Info 3"/>
    <meta:user-defined meta:name="Info 4"/>
  </office:meta>
</office:document-meta>
</file>